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Thumbnails/thumbnail.png" manifest:media-type="image/png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manifest.rdf" manifest:media-type="application/rdf+xml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layout-cache" manifest:media-type="application/binary"/>
  <manifest:file-entry manifest:full-path="meta.xml" manifest:media-type="text/xml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7bd36" officeooo:paragraph-rsid="0007bd36"/>
    </style:style>
    <style:style style:name="P2" style:family="paragraph" style:parent-style-name="Text_20_body">
      <style:paragraph-properties fo:text-align="start" style:justify-single-word="false"/>
      <style:text-properties officeooo:rsid="0007bd36" officeooo:paragraph-rsid="0007bd36"/>
    </style:style>
    <style:style style:name="P3" style:family="paragraph" style:parent-style-name="Text_20_body">
      <style:text-properties officeooo:rsid="0007bd36" officeooo:paragraph-rsid="0007bd36"/>
    </style:style>
    <style:style style:name="P4" style:family="paragraph" style:parent-style-name="Text_20_body">
      <style:text-properties officeooo:rsid="0007bd36" officeooo:paragraph-rsid="000d1927"/>
    </style:style>
    <style:style style:name="P5" style:family="paragraph" style:parent-style-name="Text_20_body">
      <style:text-properties officeooo:paragraph-rsid="000872d9"/>
    </style:style>
    <style:style style:name="P6" style:family="paragraph" style:parent-style-name="Text_20_body">
      <style:text-properties officeooo:paragraph-rsid="0009ee0a"/>
    </style:style>
    <style:style style:name="P7" style:family="paragraph" style:parent-style-name="Text_20_body">
      <style:text-properties officeooo:paragraph-rsid="000aa608"/>
    </style:style>
    <style:style style:name="P8" style:family="paragraph" style:parent-style-name="Text_20_body">
      <style:text-properties officeooo:paragraph-rsid="000b41ba"/>
    </style:style>
    <style:style style:name="P9" style:family="paragraph" style:parent-style-name="Heading_20_1">
      <style:paragraph-properties fo:text-align="center" style:justify-single-word="false"/>
      <style:text-properties officeooo:rsid="0007bd36" officeooo:paragraph-rsid="0007bd36"/>
    </style:style>
    <style:style style:name="P10" style:family="paragraph" style:parent-style-name="Heading_20_3">
      <style:text-properties officeooo:paragraph-rsid="000872d9"/>
    </style:style>
    <style:style style:name="P11" style:family="paragraph" style:parent-style-name="Heading_20_3">
      <style:text-properties officeooo:paragraph-rsid="0009ee0a"/>
    </style:style>
    <style:style style:name="P12" style:family="paragraph" style:parent-style-name="Heading_20_3">
      <style:text-properties officeooo:paragraph-rsid="000aa608"/>
    </style:style>
    <style:style style:name="P13" style:family="paragraph" style:parent-style-name="Heading_20_3">
      <style:text-properties officeooo:paragraph-rsid="000b41ba"/>
    </style:style>
    <style:style style:name="P14" style:family="paragraph" style:parent-style-name="Heading_20_2">
      <style:text-properties officeooo:rsid="0007bd36" officeooo:paragraph-rsid="0007bd36"/>
    </style:style>
    <style:style style:name="P15" style:family="paragraph" style:parent-style-name="Heading_20_2">
      <style:text-properties officeooo:paragraph-rsid="000872d9"/>
    </style:style>
    <style:style style:name="T1" style:family="text">
      <style:text-properties officeooo:rsid="000872d9"/>
    </style:style>
    <style:style style:name="T2" style:family="text">
      <style:text-properties officeooo:rsid="0009ee0a"/>
    </style:style>
    <style:style style:name="T3" style:family="text">
      <style:text-properties officeooo:rsid="000aa608"/>
    </style:style>
    <style:style style:name="T4" style:family="text">
      <style:text-properties officeooo:rsid="000b41ba"/>
    </style:style>
    <style:style style:name="T5" style:family="text">
      <style:text-properties officeooo:rsid="000d192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OLE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A SURVEY OF NATIONAL AND REGIONAL <text:span text:style-name="T2">TRENDS IN</text:span> PHOTOVOLTAIC <text:span text:style-name="T2">POWER GENERATION</text:span> IN ITALY</text:h>
      <text:p text:style-name="P1"/>
      <text:p text:style-name="P2"/>
      <text:p text:style-name="P2">A brief introduction – what we're going to describe in this report.</text:p>
      <text:p text:style-name="P2"/>
      <text:h text:style-name="P14" text:outline-level="2">National <text:span text:style-name="T2">Production</text:span></text:h>
      <text:p text:style-name="P3"/>
      <text:p text:style-name="P4"><text:span text:style-name="T5">The production of energy from photovoltaic has increased <text:s/></text:span></text:p>
      <text:p text:style-name="P3"/>
      <text:p text:style-name="P3"><draw:frame draw:style-name="fr1" draw:name="Frame1" text:anchor-type="paragraph" svg:width="6.2366in" draw:z-index="3"><draw:text-box fo:min-height="3.6075in"><text:p text:style-name="Illustration"><draw:frame draw:style-name="fr2" draw:name="Object1" text:anchor-type="paragraph" svg:x="0.0016in" svg:y="0.0008in" svg:width="6.2366in" style:rel-width="100%" svg:height="3.6075in" style:rel-height="scale" draw:z-index="4"><draw:object xlink:href="./Object 1" xlink:type="simple" xlink:show="embed" xlink:actuate="onLoad"/><draw:image xlink:href="./ObjectReplacements/Object 1" xlink:type="simple" xlink:show="embed" xlink:actuate="onLoad"/></draw:frame>Illustration <text:sequence text:ref-name="refIllustration0" text:name="Illustration" text:formula="ooow:Illustration+1" style:num-format="1">1</text:sequence>: Italy PV installed power</text:p></draw:text-box></draw:frame></text:p>
      <text:p text:style-name="P3"/>
      <text:h text:style-name="P15" text:outline-level="2"><text:span text:style-name="T1">Regional </text:span><text:span text:style-name="T2">Production</text:span></text:h>
      <text:p text:style-name="P5"><text:span text:style-name="T1"/></text:p>
      <text:h text:style-name="P10" text:outline-level="3"><text:soft-page-break/><text:span text:style-name="T1"/></text:h>
      <text:h text:style-name="P10" text:outline-level="3"><text:span text:style-name="T1">Emilia-Romagna</text:span></text:h>
      <text:p text:style-name="P5"><text:span text:style-name="T1"/></text:p>
      <text:p text:style-name="P5"><draw:frame draw:style-name="fr3" draw:name="Object2" text:anchor-type="paragraph" svg:x="0.0252in" svg:y="0in" svg:width="6.7819in" svg:height="3.7043in" draw:z-index="0"><draw:object xlink:href="./Object 2" xlink:type="simple" xlink:show="embed" xlink:actuate="onLoad"/><draw:image xlink:href="./ObjectReplacements/Object 2" xlink:type="simple" xlink:show="embed" xlink:actuate="onLoad"/></draw:frame></text:p>
      <text:h text:style-name="P10" text:outline-level="3"/>
      <text:p text:style-name="P5"><draw:frame draw:style-name="fr3" draw:name="Object3" text:anchor-type="paragraph" svg:x="-0.0043in" svg:y="-0.052in" svg:width="6.7465in" svg:height="3.9398in" draw:z-index="25"><draw:object xlink:href="./Object 3" xlink:type="simple" xlink:show="embed" xlink:actuate="onLoad"/><draw:image xlink:href="./ObjectReplacements/Object 3" xlink:type="simple" xlink:show="embed" xlink:actuate="onLoad"/></draw:frame></text:p>
      <text:p text:style-name="P5"><text:soft-page-break/></text:p>
      <text:p text:style-name="P5"/>
      <text:h text:style-name="P10" text:outline-level="3"><text:span text:style-name="T1"/></text:h>
      <text:h text:style-name="P10" text:outline-level="3"><text:span text:style-name="T1">Lombardia</text:span></text:h>
      <text:p text:style-name="P5"><draw:frame draw:style-name="fr3" draw:name="Object4" text:anchor-type="paragraph" svg:x="0.2126in" svg:y="0.0484in" svg:width="6.5646in" svg:height="3.6134in" draw:z-index="26"><draw:object xlink:href="./Object 4" xlink:type="simple" xlink:show="embed" xlink:actuate="onLoad"/><draw:image xlink:href="./ObjectReplacements/Object 4" xlink:type="simple" xlink:show="embed" xlink:actuate="onLoad"/></draw:frame><text:span text:style-name="T1"/></text:p>
      <text:p text:style-name="P5"><text:span text:style-name="T1"/></text:p>
      <text:p text:style-name="P5"><draw:frame draw:style-name="fr3" draw:name="Object5" text:anchor-type="paragraph" svg:x="0.1917in" svg:y="0.4701in" svg:width="6.6244in" svg:height="3.2311in" draw:z-index="27"><draw:object xlink:href="./Object 5" xlink:type="simple" xlink:show="embed" xlink:actuate="onLoad"/><draw:image xlink:href="./ObjectReplacements/Object 5" xlink:type="simple" xlink:show="embed" xlink:actuate="onLoad"/></draw:frame><text:span text:style-name="T1"/></text:p>
      <text:h text:style-name="P10" text:outline-level="3"><text:span text:style-name="T1"/></text:h>
      <text:p text:style-name="P5"><text:span text:style-name="T1"/></text:p>
      <text:h text:style-name="P10" text:outline-level="3"><text:soft-page-break/><text:span text:style-name="T1">Veneto</text:span></text:h>
      <text:p text:style-name="P5"><text:span text:style-name="T1"/></text:p>
      <text:p text:style-name="P5"><text:span text:style-name="T1"/></text:p>
      <text:p text:style-name="P5"><draw:frame draw:style-name="fr3" draw:name="Object6" text:anchor-type="paragraph" svg:x="0.0874in" svg:y="0.1in" svg:width="6.4244in" svg:height="3.6925in" draw:z-index="1"><draw:object xlink:href="./Object 6" xlink:type="simple" xlink:show="embed" xlink:actuate="onLoad"/><draw:image xlink:href="./ObjectReplacements/Object 6" xlink:type="simple" xlink:show="embed" xlink:actuate="onLoad"/></draw:frame><text:span text:style-name="T1"/></text:p>
      <text:p text:style-name="P5"><draw:frame draw:style-name="fr4" draw:name="Object7" text:anchor-type="paragraph" svg:width="6.3598in" svg:height="3.1953in" draw:z-index="2"><draw:object xlink:href="./Object 7" xlink:type="simple" xlink:show="embed" xlink:actuate="onLoad"/><draw:image xlink:href="./ObjectReplacements/Object 7" xlink:type="simple" xlink:show="embed" xlink:actuate="onLoad"/></draw:frame><text:span text:style-name="T1"/></text:p>
      <text:h text:style-name="P10" text:outline-level="3"><text:soft-page-break/><text:span text:style-name="T1"/></text:h>
      <text:h text:style-name="P10" text:outline-level="3"><text:span text:style-name="T1"/></text:h>
      <text:h text:style-name="P10" text:outline-level="3"><text:span text:style-name="T1">Umbria</text:span></text:h>
      <text:p text:style-name="P5"><text:span text:style-name="T1"/></text:p>
      <text:p text:style-name="P5"><draw:frame draw:style-name="fr4" draw:name="Object8" text:anchor-type="paragraph" svg:width="6.2311in" svg:height="3.3929in" draw:z-index="5"><draw:object xlink:href="./Object 8" xlink:type="simple" xlink:show="embed" xlink:actuate="onLoad"/><draw:image xlink:href="./ObjectReplacements/Object 8" xlink:type="simple" xlink:show="embed" xlink:actuate="onLoad"/></draw:frame><text:span text:style-name="T1"/></text:p>
      <text:p text:style-name="P5"><draw:frame draw:style-name="fr4" draw:name="Object9" text:anchor-type="paragraph" svg:width="6.7681in" svg:height="3.2374in" draw:z-index="6"><draw:object xlink:href="./Object 9" xlink:type="simple" xlink:show="embed" xlink:actuate="onLoad"/><draw:image xlink:href="./ObjectReplacements/Object 9" xlink:type="simple" xlink:show="embed" xlink:actuate="onLoad"/></draw:frame></text:p>
      <text:h text:style-name="P11" text:outline-level="3"><text:soft-page-break/></text:h>
      <text:h text:style-name="P11" text:outline-level="3"><text:span text:style-name="T2">Trentino Alto Adige</text:span></text:h>
      <text:p text:style-name="P6"><text:span text:style-name="T2"/></text:p>
      <text:p text:style-name="P6"><draw:frame draw:style-name="fr4" draw:name="Object10" text:anchor-type="paragraph" svg:width="6.3138in" svg:height="3.2055in" draw:z-index="7"><draw:object xlink:href="./Object 10" xlink:type="simple" xlink:show="embed" xlink:actuate="onLoad"/><draw:image xlink:href="./ObjectReplacements/Object 10" xlink:type="simple" xlink:show="embed" xlink:actuate="onLoad"/></draw:frame><text:span text:style-name="T2"/></text:p>
      <text:p text:style-name="P6"><draw:frame draw:style-name="fr3" draw:name="Object11" text:anchor-type="paragraph" svg:x="0.2417in" svg:y="0.6882in" svg:width="6.4008in" svg:height="3.622in" draw:z-index="8"><draw:object xlink:href="./Object 11" xlink:type="simple" xlink:show="embed" xlink:actuate="onLoad"/><draw:image xlink:href="./ObjectReplacements/Object 11" xlink:type="simple" xlink:show="embed" xlink:actuate="onLoad"/></draw:frame><text:span text:style-name="T2"/></text:p>
      <text:h text:style-name="P11" text:outline-level="3"><text:soft-page-break/><text:span text:style-name="T2"/></text:h>
      <text:h text:style-name="P11" text:outline-level="3"><text:span text:style-name="T2"/></text:h>
      <text:h text:style-name="P11" text:outline-level="3"><text:span text:style-name="T2">Piemonte</text:span></text:h>
      <text:p text:style-name="P6"><text:span text:style-name="T2"/></text:p>
      <text:p text:style-name="P6"><draw:frame draw:style-name="fr4" draw:name="Object12" text:anchor-type="paragraph" svg:width="6.4181in" svg:height="3.339in" draw:z-index="9"><draw:object xlink:href="./Object 12" xlink:type="simple" xlink:show="embed" xlink:actuate="onLoad"/><draw:image xlink:href="./ObjectReplacements/Object 12" xlink:type="simple" xlink:show="embed" xlink:actuate="onLoad"/></draw:frame><text:span text:style-name="T2"/></text:p>
      <text:p text:style-name="P6"><draw:frame draw:style-name="fr4" draw:name="Object13" text:anchor-type="paragraph" svg:width="6.3484in" svg:height="3.6244in" draw:z-index="10"><draw:object xlink:href="./Object 13" xlink:type="simple" xlink:show="embed" xlink:actuate="onLoad"/><draw:image xlink:href="./ObjectReplacements/Object 13" xlink:type="simple" xlink:show="embed" xlink:actuate="onLoad"/></draw:frame><text:span text:style-name="T2"/></text:p>
      <text:h text:style-name="P11" text:outline-level="3"><text:soft-page-break/><text:span text:style-name="T2"/></text:h>
      <text:h text:style-name="P11" text:outline-level="3"><text:span text:style-name="T2">Lazio</text:span></text:h>
      <text:p text:style-name="P6"><text:span text:style-name="T2"/></text:p>
      <text:p text:style-name="P6"><draw:frame draw:style-name="fr4" draw:name="Object14" text:anchor-type="paragraph" svg:width="6.2311in" svg:height="3.2772in" draw:z-index="11"><draw:object xlink:href="./Object 14" xlink:type="simple" xlink:show="embed" xlink:actuate="onLoad"/><draw:image xlink:href="./ObjectReplacements/Object 14" xlink:type="simple" xlink:show="embed" xlink:actuate="onLoad"/></draw:frame><text:span text:style-name="T2"/></text:p>
      <text:p text:style-name="P6"><text:span text:style-name="T2"/></text:p>
      <text:p text:style-name="P6"><draw:frame draw:style-name="fr4" draw:name="Object15" text:anchor-type="paragraph" svg:width="6.4528in" svg:height="3.5311in" draw:z-index="12"><draw:object xlink:href="./Object 15" xlink:type="simple" xlink:show="embed" xlink:actuate="onLoad"/><draw:image xlink:href="./ObjectReplacements/Object 15" xlink:type="simple" xlink:show="embed" xlink:actuate="onLoad"/></draw:frame><text:span text:style-name="T2"/></text:p>
      <text:h text:style-name="P11" text:outline-level="3"><text:soft-page-break/><text:span text:style-name="T2"/></text:h>
      <text:h text:style-name="P11" text:outline-level="3"><text:span text:style-name="T2">Toscana</text:span></text:h>
      <text:p text:style-name="P6"><text:span text:style-name="T2"/></text:p>
      <text:p text:style-name="P6"><draw:frame draw:style-name="fr4" draw:name="Object16" text:anchor-type="paragraph" svg:width="6.2311in" svg:height="3.2547in" draw:z-index="13"><draw:object xlink:href="./Object 16" xlink:type="simple" xlink:show="embed" xlink:actuate="onLoad"/><draw:image xlink:href="./ObjectReplacements/Object 16" xlink:type="simple" xlink:show="embed" xlink:actuate="onLoad"/></draw:frame><text:span text:style-name="T2"/></text:p>
      <text:p text:style-name="P6"><text:span text:style-name="T2"/></text:p>
      <text:p text:style-name="P6"><draw:frame draw:style-name="fr4" draw:name="Object17" text:anchor-type="paragraph" svg:width="6.2382in" svg:height="3.4799in" draw:z-index="14"><draw:object xlink:href="./Object 17" xlink:type="simple" xlink:show="embed" xlink:actuate="onLoad"/><draw:image xlink:href="./ObjectReplacements/Object 17" xlink:type="simple" xlink:show="embed" xlink:actuate="onLoad"/></draw:frame><text:span text:style-name="T2"/></text:p>
      <text:h text:style-name="P11" text:outline-level="3"><text:soft-page-break/><text:span text:style-name="T2"/></text:h>
      <text:h text:style-name="P11" text:outline-level="3"><text:span text:style-name="T2">Sicilia</text:span></text:h>
      <text:p text:style-name="P6"><text:span text:style-name="T2"/></text:p>
      <text:p text:style-name="P6"><draw:frame draw:style-name="fr4" draw:name="Object18" text:anchor-type="paragraph" svg:width="6.2311in" svg:height="3.4354in" draw:z-index="15"><draw:object xlink:href="./Object 18" xlink:type="simple" xlink:show="embed" xlink:actuate="onLoad"/><draw:image xlink:href="./ObjectReplacements/Object 18" xlink:type="simple" xlink:show="embed" xlink:actuate="onLoad"/></draw:frame><text:span text:style-name="T2"/></text:p>
      <text:p text:style-name="P6"><text:span text:style-name="T2"/></text:p>
      <text:p text:style-name="P6"><draw:frame draw:style-name="fr4" draw:name="Object19" text:anchor-type="paragraph" svg:width="6.2382in" svg:height="3.5535in" draw:z-index="16"><draw:object xlink:href="./Object 19" xlink:type="simple" xlink:show="embed" xlink:actuate="onLoad"/><draw:image xlink:href="./ObjectReplacements/Object 19" xlink:type="simple" xlink:show="embed" xlink:actuate="onLoad"/></draw:frame><text:span text:style-name="T2"/></text:p>
      <text:h text:style-name="P11" text:outline-level="3"><text:soft-page-break/><text:span text:style-name="T2">Friuli Venezia Giulia</text:span></text:h>
      <text:p text:style-name="P6"><text:span text:style-name="T2"/></text:p>
      <text:p text:style-name="P6"><draw:frame draw:style-name="fr3" draw:name="Object20" text:anchor-type="paragraph" svg:x="0.3472in" svg:y="0in" svg:width="6.2311in" svg:height="3.3957in" draw:z-index="17"><draw:object xlink:href="./Object 20" xlink:type="simple" xlink:show="embed" xlink:actuate="onLoad"/><draw:image xlink:href="./ObjectReplacements/Object 20" xlink:type="simple" xlink:show="embed" xlink:actuate="onLoad"/></draw:frame><text:span text:style-name="T2"/></text:p>
      <text:p text:style-name="P6"><text:span text:style-name="T2"/></text:p>
      <text:p text:style-name="P6"><draw:frame draw:style-name="fr4" draw:name="Object21" text:anchor-type="paragraph" svg:width="6.2382in" svg:height="3.3862in" draw:z-index="18"><draw:object xlink:href="./Object 21" xlink:type="simple" xlink:show="embed" xlink:actuate="onLoad"/><draw:image xlink:href="./ObjectReplacements/Object 21" xlink:type="simple" xlink:show="embed" xlink:actuate="onLoad"/></draw:frame><text:span text:style-name="T2"/></text:p>
      <text:h text:style-name="P11" text:outline-level="3"><text:soft-page-break/><text:span text:style-name="T2"/></text:h>
      <text:h text:style-name="P11" text:outline-level="3"><text:span text:style-name="T2"/></text:h>
      <text:h text:style-name="P11" text:outline-level="3"><text:span text:style-name="T2">Puglia</text:span></text:h>
      <text:p text:style-name="P6"><text:span text:style-name="T2"/></text:p>
      <text:p text:style-name="P6"><draw:frame draw:style-name="fr4" draw:name="Object22" text:anchor-type="paragraph" svg:width="6.2311in" svg:height="3.3957in" draw:z-index="19"><draw:object xlink:href="./Object 22" xlink:type="simple" xlink:show="embed" xlink:actuate="onLoad"/><draw:image xlink:href="./ObjectReplacements/Object 22" xlink:type="simple" xlink:show="embed" xlink:actuate="onLoad"/></draw:frame><text:span text:style-name="T2"/></text:p>
      <text:p text:style-name="P6"><text:span text:style-name="T2"/></text:p>
      <text:p text:style-name="P6"><draw:frame draw:style-name="fr4" draw:name="Object23" text:anchor-type="paragraph" svg:width="6.2598in" svg:height="3.3957in" draw:z-index="20"><draw:object xlink:href="./Object 23" xlink:type="simple" xlink:show="embed" xlink:actuate="onLoad"/><draw:image xlink:href="./ObjectReplacements/Object 23" xlink:type="simple" xlink:show="embed" xlink:actuate="onLoad"/></draw:frame><text:span text:style-name="T2"/></text:p>
      <text:h text:style-name="P11" text:outline-level="3"><text:soft-page-break/><text:span text:style-name="T2"/></text:h>
      <text:h text:style-name="P11" text:outline-level="3"><text:span text:style-name="T2">Marche</text:span></text:h>
      <text:p text:style-name="P6"><text:span text:style-name="T2"/></text:p>
      <text:p text:style-name="P6"><draw:frame draw:style-name="fr4" draw:name="Object24" text:anchor-type="paragraph" svg:width="6.2311in" svg:height="3.3957in" draw:z-index="21"><draw:object xlink:href="./Object 24" xlink:type="simple" xlink:show="embed" xlink:actuate="onLoad"/><draw:image xlink:href="./ObjectReplacements/Object 24" xlink:type="simple" xlink:show="embed" xlink:actuate="onLoad"/></draw:frame><text:span text:style-name="T2"/></text:p>
      <text:p text:style-name="P6"><text:span text:style-name="T2"/></text:p>
      <text:p text:style-name="P6"><draw:frame draw:style-name="fr4" draw:name="Object25" text:anchor-type="paragraph" svg:width="6.2382in" svg:height="3.3862in" draw:z-index="22"><draw:object xlink:href="./Object 25" xlink:type="simple" xlink:show="embed" xlink:actuate="onLoad"/><draw:image xlink:href="./ObjectReplacements/Object 25" xlink:type="simple" xlink:show="embed" xlink:actuate="onLoad"/></draw:frame></text:p>
      <text:h text:style-name="P11" text:outline-level="3"><text:soft-page-break/></text:h>
      <text:h text:style-name="P11" text:outline-level="3"><text:span text:style-name="T2">Campania</text:span></text:h>
      <text:p text:style-name="P6"><text:span text:style-name="T2"/></text:p>
      <text:p text:style-name="P6"><text:span text:style-name="T2"/></text:p>
      <text:p text:style-name="P6"><draw:frame draw:style-name="fr3" draw:name="Object26" text:anchor-type="paragraph" svg:x="0.3992in" svg:y="-0.0091in" svg:width="6.2311in" svg:height="3.3957in" draw:z-index="23"><draw:object xlink:href="./Object 26" xlink:type="simple" xlink:show="embed" xlink:actuate="onLoad"/><draw:image xlink:href="./ObjectReplacements/Object 26" xlink:type="simple" xlink:show="embed" xlink:actuate="onLoad"/></draw:frame><text:span text:style-name="T2"/></text:p>
      <text:p text:style-name="P6"><text:span text:style-name="T2"/></text:p>
      <text:p text:style-name="P6"><draw:frame draw:style-name="fr3" draw:name="Object27" text:anchor-type="paragraph" svg:x="0.2917in" svg:y="-0.072in" svg:width="6.2382in" svg:height="3.3957in" draw:z-index="24"><draw:object xlink:href="./Object 27" xlink:type="simple" xlink:show="embed" xlink:actuate="onLoad"/><draw:image xlink:href="./ObjectReplacements/Object 27" xlink:type="simple" xlink:show="embed" xlink:actuate="onLoad"/></draw:frame><text:span text:style-name="T2"/></text:p>
      <text:p text:style-name="P6"><text:span text:style-name="T2"/></text:p>
      <text:p text:style-name="P6"><text:span text:style-name="T2"/></text:p>
      <text:h text:style-name="P12" text:outline-level="3"><text:soft-page-break/><text:span text:style-name="T3">Basilicata</text:span></text:h>
      <text:p text:style-name="P7"><text:span text:style-name="T3"/></text:p>
      <text:p text:style-name="P7"><draw:frame draw:style-name="fr4" draw:name="Object28" text:anchor-type="paragraph" svg:width="6.2311in" svg:height="3.3957in" draw:z-index="28"><draw:object xlink:href="./Object 28" xlink:type="simple" xlink:show="embed" xlink:actuate="onLoad"/><draw:image xlink:href="./ObjectReplacements/Object 28" xlink:type="simple" xlink:show="embed" xlink:actuate="onLoad"/></draw:frame><text:span text:style-name="T3"/></text:p>
      <text:p text:style-name="P6"><text:span text:style-name="T2"/></text:p>
      <text:p text:style-name="P6"><text:span text:style-name="T2"/></text:p>
      <text:p text:style-name="P6"><draw:frame draw:style-name="fr4" draw:name="Object29" text:anchor-type="paragraph" svg:width="6.2382in" svg:height="3.3957in" draw:z-index="29"><draw:object xlink:href="./Object 29" xlink:type="simple" xlink:show="embed" xlink:actuate="onLoad"/><draw:image xlink:href="./ObjectReplacements/Object 29" xlink:type="simple" xlink:show="embed" xlink:actuate="onLoad"/></draw:frame><text:span text:style-name="T2"/></text:p>
      <text:h text:style-name="Heading_20_3" text:outline-level="3"><text:span text:style-name="T2"/></text:h>
      <text:p text:style-name="Text_20_body"><text:span text:style-name="T2"/></text:p>
      <text:p text:style-name="Text_20_body"><text:span text:style-name="T2"/></text:p>
      <text:h text:style-name="P13" text:outline-level="3"><text:soft-page-break/><text:span text:style-name="T4">Sardegna</text:span></text:h>
      <text:p text:style-name="P8"><text:span text:style-name="T4"/></text:p>
      <text:p text:style-name="P8"><draw:frame draw:style-name="fr4" draw:name="Object30" text:anchor-type="paragraph" svg:width="6.2311in" svg:height="3.3957in" draw:z-index="30"><draw:object xlink:href="./Object 30" xlink:type="simple" xlink:show="embed" xlink:actuate="onLoad"/><draw:image xlink:href="./ObjectReplacements/Object 30" xlink:type="simple" xlink:show="embed" xlink:actuate="onLoad"/></draw:frame><text:span text:style-name="T4"/></text:p>
      <text:p text:style-name="P8"><text:span text:style-name="T4"/></text:p>
      <text:p text:style-name="P8"><draw:frame draw:style-name="fr5" draw:name="Object31" text:anchor-type="paragraph" svg:width="6.2484in" svg:height="3.4071in" draw:z-index="31"><draw:object xlink:href="./Object 31" xlink:type="simple" xlink:show="embed" xlink:actuate="onLoad"/><draw:image xlink:href="./ObjectReplacements/Object 31" xlink:type="simple" xlink:show="embed" xlink:actuate="onLoad"/></draw:frame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h text:style-name="P13" text:outline-level="3"><text:soft-page-break/><text:span text:style-name="T4">Liguria</text:span></text:h>
      <text:p text:style-name="P8"><text:span text:style-name="T4"/></text:p>
      <text:p text:style-name="P8"><draw:frame draw:style-name="fr4" draw:name="Object32" text:anchor-type="paragraph" svg:width="6.2311in" svg:height="3.3957in" draw:z-index="32"><draw:object xlink:href="./Object 32" xlink:type="simple" xlink:show="embed" xlink:actuate="onLoad"/><draw:image xlink:href="./ObjectReplacements/Object 32" xlink:type="simple" xlink:show="embed" xlink:actuate="onLoad"/></draw:frame><text:span text:style-name="T4"/></text:p>
      <text:p text:style-name="P8"><text:span text:style-name="T4"/></text:p>
      <text:p text:style-name="P8"><draw:frame draw:style-name="fr5" draw:name="Object33" text:anchor-type="paragraph" svg:width="6.2382in" svg:height="3.4071in" draw:z-index="33"><draw:object xlink:href="./Object 33" xlink:type="simple" xlink:show="embed" xlink:actuate="onLoad"/><draw:image xlink:href="./ObjectReplacements/Object 33" xlink:type="simple" xlink:show="embed" xlink:actuate="onLoad"/></draw:frame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h text:style-name="P13" text:outline-level="3"><text:soft-page-break/><text:span text:style-name="T4">Calabria</text:span></text:h>
      <text:p text:style-name="P8"><text:span text:style-name="T4"/></text:p>
      <text:p text:style-name="P8"><draw:frame draw:style-name="fr4" draw:name="Object34" text:anchor-type="paragraph" svg:width="6.2311in" svg:height="3.3957in" draw:z-index="34"><draw:object xlink:href="./Object 34" xlink:type="simple" xlink:show="embed" xlink:actuate="onLoad"/><draw:image xlink:href="./ObjectReplacements/Object 34" xlink:type="simple" xlink:show="embed" xlink:actuate="onLoad"/></draw:frame><text:span text:style-name="T4"/></text:p>
      <text:p text:style-name="P8"><text:span text:style-name="T4"/></text:p>
      <text:p text:style-name="P8"><draw:frame draw:style-name="fr4" draw:name="Object35" text:anchor-type="paragraph" svg:width="6.2382in" svg:height="3.3957in" draw:z-index="35"><draw:object xlink:href="./Object 35" xlink:type="simple" xlink:show="embed" xlink:actuate="onLoad"/><draw:image xlink:href="./ObjectReplacements/Object 35" xlink:type="simple" xlink:show="embed" xlink:actuate="onLoad"/></draw:frame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h text:style-name="P13" text:outline-level="3"><text:soft-page-break/><text:span text:style-name="T4">Abruzzo</text:span></text:h>
      <text:p text:style-name="P8"><text:span text:style-name="T4"/></text:p>
      <text:p text:style-name="P8"><draw:frame draw:style-name="fr5" draw:name="Object36" text:anchor-type="paragraph" svg:width="6.2311in" svg:height="3.3957in" draw:z-index="36"><draw:object xlink:href="./Object 36" xlink:type="simple" xlink:show="embed" xlink:actuate="onLoad"/><draw:image xlink:href="./ObjectReplacements/Object 36" xlink:type="simple" xlink:show="embed" xlink:actuate="onLoad"/></draw:frame><text:span text:style-name="T4"/></text:p>
      <text:p text:style-name="P8"><text:span text:style-name="T4"/></text:p>
      <text:p text:style-name="P8"><draw:frame draw:style-name="fr4" draw:name="Object37" text:anchor-type="paragraph" svg:width="6.2429in" svg:height="3.4071in" draw:z-index="37"><draw:object xlink:href="./Object 37" xlink:type="simple" xlink:show="embed" xlink:actuate="onLoad"/><draw:image xlink:href="./ObjectReplacements/Object 37" xlink:type="simple" xlink:show="embed" xlink:actuate="onLoad"/></draw:frame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h text:style-name="P13" text:outline-level="3"><text:soft-page-break/><text:span text:style-name="T4">Molise</text:span></text:h>
      <text:p text:style-name="P8"><text:span text:style-name="T4"/></text:p>
      <text:p text:style-name="P8"><draw:frame draw:style-name="fr5" draw:name="Object38" text:anchor-type="paragraph" svg:width="6.2311in" svg:height="3.3957in" draw:z-index="38"><draw:object xlink:href="./Object 38" xlink:type="simple" xlink:show="embed" xlink:actuate="onLoad"/><draw:image xlink:href="./ObjectReplacements/Object 38" xlink:type="simple" xlink:show="embed" xlink:actuate="onLoad"/></draw:frame><text:span text:style-name="T4"/></text:p>
      <text:p text:style-name="P8"><text:span text:style-name="T4"/></text:p>
      <text:p text:style-name="P8"><draw:frame draw:style-name="fr5" draw:name="Object39" text:anchor-type="paragraph" svg:width="6.2382in" svg:height="3.3862in" draw:z-index="39"><draw:object xlink:href="./Object 39" xlink:type="simple" xlink:show="embed" xlink:actuate="onLoad"/><draw:image xlink:href="./ObjectReplacements/Object 39" xlink:type="simple" xlink:show="embed" xlink:actuate="onLoad"/></draw:frame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h text:style-name="P13" text:outline-level="3"><text:soft-page-break/><text:span text:style-name="T4">Valle d'Aosta</text:span></text:h>
      <text:p text:style-name="P8"><text:span text:style-name="T4"/></text:p>
      <text:p text:style-name="P8"><draw:frame draw:style-name="fr5" draw:name="Object40" text:anchor-type="paragraph" svg:width="6.2374in" svg:height="3.3909in" draw:z-index="40"><draw:object xlink:href="./Object 40" xlink:type="simple" xlink:show="embed" xlink:actuate="onLoad"/><draw:image xlink:href="./ObjectReplacements/Object 40" xlink:type="simple" xlink:show="embed" xlink:actuate="onLoad"/></draw:frame><text:span text:style-name="T4"/></text:p>
      <text:p text:style-name="P8"><text:span text:style-name="T4"/></text:p>
      <text:p text:style-name="P8"><draw:frame draw:style-name="fr5" draw:name="Object41" text:anchor-type="paragraph" svg:width="6.2366in" svg:height="3.3925in" draw:z-index="41"><draw:object xlink:href="./Object 41" xlink:type="simple" xlink:show="embed" xlink:actuate="onLoad"/><draw:image xlink:href="./ObjectReplacements/Object 41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Borghesi</meta:initial-creator>
    <meta:creation-date>2013-06-04T15:17:36</meta:creation-date>
    <dc:date>2013-06-05T15:12:07</dc:date>
    <dc:creator>Andrea Borghesi</dc:creator>
    <meta:editing-duration>PT2H23M20S</meta:editing-duration>
    <meta:editing-cycles>6</meta:editing-cycles>
    <meta:generator>LibreOffice/4.0.3.3$Linux_X86_64 LibreOffice_project/400m0$Build-3</meta:generator>
    <meta:document-statistic meta:table-count="0" meta:image-count="0" meta:object-count="41" meta:page-count="21" meta:paragraph-count="26" meta:word-count="67" meta:character-count="466" meta:non-whitespace-character-count="4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46cm" chart:symbol-height="0.246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5.841cm" svg:height="9.163cm" xlink:href="." xlink:type="simple" chart:class="chart:line" chart:style-name="ch1">
        <chart:legend svg:x="12.927cm" svg:y="5.437cm" style:legend-expansion="custom" chartooo:width="2.572cm" chartooo:height="0.973cm" style:legend-expansion-aspect-ratio="2.64337101747174" chart:style-name="ch2"/>
        <chart:plot-area chart:style-name="ch3" chart:data-source-has-labels="both" svg:x="0.539cm" svg:y="2.699cm" svg:width="12.573cm" svg:height="6.131cm">
          <chartooo:coordinate-region svg:x="2.272cm" svg:y="2.898cm" svg:width="10.469cm" svg:height="5.285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Itali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70062">
                <text:p>7006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338164">
                <text:p>33816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719672">
                <text:p>7196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321416">
                <text:p>23214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9453721">
                <text:p>945372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437946">
                <text:p>34379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000000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6.037cm" svg:height="8.141cm" xlink:href="." xlink:type="simple" chart:class="chart:line" chart:style-name="ch1">
        <chart:legend svg:x="13.137cm" svg:y="3.624cm" style:legend-expansion="custom" chartooo:width="2.537cm" chartooo:height="0.432cm" style:legend-expansion-aspect-ratio="5.87268518518519" chart:style-name="ch2"/>
        <chart:plot-area chart:style-name="ch3" chart:data-source-has-labels="both" svg:x="0.566cm" svg:y="0.479cm" svg:width="12.758cm" svg:height="7.442cm">
          <chartooo:coordinate-region svg:x="1.928cm" svg:y="0.678cm" svg:width="11.024cm" svg:height="6.596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TA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7994">
                <text:p>7994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3367">
                <text:p>23367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31566">
                <text:p>3156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6184">
                <text:p>106184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31286">
                <text:p>131286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67520">
                <text:p>675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257cm" svg:height="9.2cm" xlink:href="." xlink:type="simple" chart:class="chart:line" chart:style-name="ch1">
        <chart:legend svg:x="13.343cm" svg:y="4.262cm" style:legend-expansion="custom" chartooo:width="2.604cm" chartooo:height="0.976cm" style:legend-expansion-aspect-ratio="2.66803278688525" chart:style-name="ch2"/>
        <chart:plot-area chart:style-name="ch3" chart:data-source-has-labels="both" svg:x="0.599cm" svg:y="0.543cm" svg:width="12.875cm" svg:height="8.315cm">
          <chartooo:coordinate-region svg:x="2.332cm" svg:y="0.742cm" svg:width="10.77cm" svg:height="7.469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TAA</text:p>
              </table:table-cell>
              <table:table-cell office:value-type="string">
                <text:p>kW Itali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789">
                <text:p>789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7994">
                <text:p>7994</text:p>
              </table:table-cell>
              <table:table-cell office:value-type="float" office:value="70062">
                <text:p>7006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3367">
                <text:p>23367</text:p>
              </table:table-cell>
              <table:table-cell office:value-type="float" office:value="338164">
                <text:p>33816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31566">
                <text:p>31566</text:p>
              </table:table-cell>
              <table:table-cell office:value-type="float" office:value="719672">
                <text:p>7196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6184">
                <text:p>106184</text:p>
              </table:table-cell>
              <table:table-cell office:value-type="float" office:value="2321416">
                <text:p>23214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31286">
                <text:p>131286</text:p>
              </table:table-cell>
              <table:table-cell office:value-type="float" office:value="9453721">
                <text:p>945372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67520">
                <text:p>67520</text:p>
              </table:table-cell>
              <table:table-cell office:value-type="float" office:value="3437946">
                <text:p>343794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000000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6.301cm" svg:height="8.48cm" xlink:href="." xlink:type="simple" chart:class="chart:line" chart:style-name="ch1">
        <chart:legend svg:x="13.692cm" svg:y="3.775cm" style:legend-expansion="custom" chartooo:width="2.252cm" chartooo:height="0.45cm" style:legend-expansion-aspect-ratio="5.00444444444444" chart:style-name="ch2"/>
        <chart:plot-area chart:style-name="ch3" chart:data-source-has-labels="both" svg:x="0.597cm" svg:y="0.507cm" svg:width="13.243cm" svg:height="7.716cm">
          <chartooo:coordinate-region svg:x="1.959cm" svg:y="0.706cm" svg:width="11.509cm" svg:height="6.87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PI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4967">
                <text:p>4967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6727">
                <text:p>26727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48800">
                <text:p>4880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84394">
                <text:p>184394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810740">
                <text:p>810740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290636">
                <text:p>29063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125cm" svg:height="9.205cm" xlink:href="." xlink:type="simple" chart:class="chart:line" chart:style-name="ch1">
        <chart:legend svg:x="13.655cm" svg:y="3.909cm" style:legend-expansion="custom" chartooo:width="2.303cm" chartooo:height="0.937cm" style:legend-expansion-aspect-ratio="2.45784418356457" chart:style-name="ch2"/>
        <chart:plot-area chart:style-name="ch3" chart:data-source-has-labels="both" svg:x="0.58cm" svg:y="0.197cm" svg:width="12.788cm" svg:height="8.599cm">
          <chartooo:coordinate-region svg:x="2.313cm" svg:y="0.396cm" svg:width="10.683cm" svg:height="7.753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PI</text:p>
              </table:table-cell>
              <table:table-cell office:value-type="string">
                <text:p>kW Itali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772">
                <text:p>772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4967">
                <text:p>4967</text:p>
              </table:table-cell>
              <table:table-cell office:value-type="float" office:value="70062">
                <text:p>7006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6727">
                <text:p>26727</text:p>
              </table:table-cell>
              <table:table-cell office:value-type="float" office:value="338164">
                <text:p>33816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48800">
                <text:p>48800</text:p>
              </table:table-cell>
              <table:table-cell office:value-type="float" office:value="719672">
                <text:p>7196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84394">
                <text:p>184394</text:p>
              </table:table-cell>
              <table:table-cell office:value-type="float" office:value="2321416">
                <text:p>23214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810740">
                <text:p>810740</text:p>
              </table:table-cell>
              <table:table-cell office:value-type="float" office:value="9453721">
                <text:p>945372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290636">
                <text:p>290636</text:p>
              </table:table-cell>
              <table:table-cell office:value-type="float" office:value="3437946">
                <text:p>343794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000000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5.827cm" svg:height="8.323cm" xlink:href="." xlink:type="simple" chart:class="chart:line" chart:style-name="ch1">
        <chart:legend svg:x="13.183cm" svg:y="3.705cm" style:legend-expansion="custom" chartooo:width="2.292cm" chartooo:height="0.441cm" style:legend-expansion-aspect-ratio="5.19727891156463" chart:style-name="ch2"/>
        <chart:plot-area chart:style-name="ch3" chart:data-source-has-labels="both" svg:x="0.54cm" svg:y="0.494cm" svg:width="12.805cm" svg:height="7.589cm">
          <chartooo:coordinate-region svg:x="1.902cm" svg:y="0.693cm" svg:width="11.072cm" svg:height="6.743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L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9054">
                <text:p>1905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65151">
                <text:p>6515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59152">
                <text:p>159152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625035">
                <text:p>625035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90883">
                <text:p>19088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389cm" svg:height="8.969cm" xlink:href="." xlink:type="simple" chart:class="chart:line" chart:style-name="ch1">
        <chart:legend svg:x="13.614cm" svg:y="3.903cm" style:legend-expansion="custom" chartooo:width="2.616cm" chartooo:height="0.912cm" style:legend-expansion-aspect-ratio="2.86842105263158" chart:style-name="ch2"/>
        <chart:plot-area chart:style-name="ch3" chart:data-source-has-labels="both" svg:x="0.656cm" svg:y="0.42cm" svg:width="13.002cm" svg:height="8.168cm">
          <chartooo:coordinate-region svg:x="2.389cm" svg:y="0.619cm" svg:width="10.897cm" svg:height="7.322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LA</text:p>
              </table:table-cell>
              <table:table-cell office:value-type="string">
                <text:p>kW Itali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398">
                <text:p>398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701">
                <text:p>2701</text:p>
              </table:table-cell>
              <table:table-cell office:value-type="float" office:value="70062">
                <text:p>7006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9054">
                <text:p>19054</text:p>
              </table:table-cell>
              <table:table-cell office:value-type="float" office:value="338164">
                <text:p>33816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65151">
                <text:p>65151</text:p>
              </table:table-cell>
              <table:table-cell office:value-type="float" office:value="719672">
                <text:p>7196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59152">
                <text:p>159152</text:p>
              </table:table-cell>
              <table:table-cell office:value-type="float" office:value="2321416">
                <text:p>23214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625035">
                <text:p>625035</text:p>
              </table:table-cell>
              <table:table-cell office:value-type="float" office:value="9453721">
                <text:p>945372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90883">
                <text:p>190883</text:p>
              </table:table-cell>
              <table:table-cell office:value-type="float" office:value="3437946">
                <text:p>343794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000000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5.827cm" svg:height="8.267cm" xlink:href="." xlink:type="simple" chart:class="chart:line" chart:style-name="ch1">
        <chart:legend svg:x="13.156cm" svg:y="3.68cm" style:legend-expansion="custom" chartooo:width="2.327cm" chartooo:height="0.439cm" style:legend-expansion-aspect-ratio="5.30068337129841" chart:style-name="ch2"/>
        <chart:plot-area chart:style-name="ch3" chart:data-source-has-labels="both" svg:x="0.54cm" svg:y="0.49cm" svg:width="12.779cm" svg:height="7.544cm">
          <chartooo:coordinate-region svg:x="1.902cm" svg:y="0.689cm" svg:width="11.045cm" svg:height="6.698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TO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2888">
                <text:p>22888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6290">
                <text:p>2629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2541">
                <text:p>82541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338525">
                <text:p>338525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64916">
                <text:p>16491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5.844cm" svg:height="8.838cm" xlink:href="." xlink:type="simple" chart:class="chart:line" chart:style-name="ch1">
        <chart:legend svg:x="13.143cm" svg:y="3.941cm" style:legend-expansion="custom" chartooo:width="2.537cm" chartooo:height="0.938cm" style:legend-expansion-aspect-ratio="2.7046908315565" chart:style-name="ch2"/>
        <chart:plot-area chart:style-name="ch3" chart:data-source-has-labels="both" svg:x="0.539cm" svg:y="0.439cm" svg:width="12.602cm" svg:height="8.098cm">
          <chartooo:coordinate-region svg:x="2.272cm" svg:y="0.638cm" svg:width="10.497cm" svg:height="7.252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TO</text:p>
              </table:table-cell>
              <table:table-cell office:value-type="string">
                <text:p>kW Itali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396">
                <text:p>396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5167">
                <text:p>5167</text:p>
              </table:table-cell>
              <table:table-cell office:value-type="float" office:value="70062">
                <text:p>7006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2888">
                <text:p>22888</text:p>
              </table:table-cell>
              <table:table-cell office:value-type="float" office:value="338164">
                <text:p>33816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6290">
                <text:p>26290</text:p>
              </table:table-cell>
              <table:table-cell office:value-type="float" office:value="719672">
                <text:p>7196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2541">
                <text:p>82541</text:p>
              </table:table-cell>
              <table:table-cell office:value-type="float" office:value="2321416">
                <text:p>23214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338525">
                <text:p>338525</text:p>
              </table:table-cell>
              <table:table-cell office:value-type="float" office:value="9453721">
                <text:p>945372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64916">
                <text:p>164916</text:p>
              </table:table-cell>
              <table:table-cell office:value-type="float" office:value="3437946">
                <text:p>343794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000000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5.827cm" svg:height="8.725cm" xlink:href="." xlink:type="simple" chart:class="chart:line" chart:style-name="ch1">
        <chart:legend svg:x="13.294cm" svg:y="3.884cm" style:legend-expansion="custom" chartooo:width="2.186cm" chartooo:height="0.463cm" style:legend-expansion-aspect-ratio="4.72138228941685" chart:style-name="ch2"/>
        <chart:plot-area chart:style-name="ch3" chart:data-source-has-labels="both" svg:x="0.54cm" svg:y="0.528cm" svg:width="12.909cm" svg:height="7.915cm">
          <chartooo:coordinate-region svg:x="1.902cm" svg:y="0.727cm" svg:width="11.175cm" svg:height="7.069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SI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3015">
                <text:p>13015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6671">
                <text:p>2667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9045">
                <text:p>109045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718548">
                <text:p>718548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241220">
                <text:p>24122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5.844cm" svg:height="9.025cm" xlink:href="." xlink:type="simple" chart:class="chart:line" chart:style-name="ch1">
        <chart:legend svg:x="13.143cm" svg:y="4.042cm" style:legend-expansion="custom" chartooo:width="2.537cm" chartooo:height="0.918cm" style:legend-expansion-aspect-ratio="2.7636165577342" chart:style-name="ch2"/>
        <chart:plot-area chart:style-name="ch3" chart:data-source-has-labels="both" svg:x="0.539cm" svg:y="0.555cm" svg:width="12.602cm" svg:height="8.084cm">
          <chartooo:coordinate-region svg:x="2.272cm" svg:y="0.754cm" svg:width="10.497cm" svg:height="7.238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SI</text:p>
              </table:table-cell>
              <table:table-cell office:value-type="string">
                <text:p>kW Itali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369">
                <text:p>369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3864">
                <text:p>3864</text:p>
              </table:table-cell>
              <table:table-cell office:value-type="float" office:value="70062">
                <text:p>7006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3015">
                <text:p>13015</text:p>
              </table:table-cell>
              <table:table-cell office:value-type="float" office:value="338164">
                <text:p>33816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6671">
                <text:p>26671</text:p>
              </table:table-cell>
              <table:table-cell office:value-type="float" office:value="719672">
                <text:p>7196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9045">
                <text:p>109045</text:p>
              </table:table-cell>
              <table:table-cell office:value-type="float" office:value="2321416">
                <text:p>23214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718548">
                <text:p>718548</text:p>
              </table:table-cell>
              <table:table-cell office:value-type="float" office:value="9453721">
                <text:p>945372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241220">
                <text:p>241220</text:p>
              </table:table-cell>
              <table:table-cell office:value-type="float" office:value="3437946">
                <text:p>343794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000000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7.225cm" svg:height="9.408cm" xlink:href="." xlink:type="simple" chart:class="chart:line" chart:style-name="ch1">
        <chart:legend svg:x="13.575cm" svg:y="4.067cm" style:legend-expansion="custom" chartooo:width="3.192cm" chartooo:height="0.599cm" style:legend-expansion-aspect-ratio="5.32888146911519" chart:style-name="ch2"/>
        <chart:plot-area chart:style-name="ch3" chart:data-source-has-labels="both" svg:x="1.309cm" svg:y="0.743cm" svg:width="12.383cm" svg:height="8.052cm">
          <chartooo:coordinate-region svg:x="2.856cm" svg:y="0.943cm" svg:width="10.464cm" svg:height="7.205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ER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5691">
                <text:p>5691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32602">
                <text:p>32602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56474">
                <text:p>5647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67049">
                <text:p>267049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914203">
                <text:p>914203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28239">
                <text:p>3282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000000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5.827cm" svg:height="8.625cm" xlink:href="." xlink:type="simple" chart:class="chart:line" chart:style-name="ch1">
        <chart:legend svg:x="12.907cm" svg:y="3.84cm" style:legend-expansion="custom" chartooo:width="2.574cm" chartooo:height="0.457cm" style:legend-expansion-aspect-ratio="5.63238512035011" chart:style-name="ch2"/>
        <chart:plot-area chart:style-name="ch3" chart:data-source-has-labels="both" svg:x="0.54cm" svg:y="0.519cm" svg:width="12.557cm" svg:height="7.834cm">
          <chartooo:coordinate-region svg:x="1.902cm" svg:y="0.718cm" svg:width="10.823cm" svg:height="6.988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FVG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9731">
                <text:p>973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6667">
                <text:p>1666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63962">
                <text:p>63962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209033">
                <text:p>209033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01922">
                <text:p>10192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5.844cm" svg:height="8.6cm" xlink:href="." xlink:type="simple" chart:class="chart:line" chart:style-name="ch1">
        <chart:legend svg:x="13.114cm" svg:y="3.873cm" style:legend-expansion="custom" chartooo:width="2.572cm" chartooo:height="0.916cm" style:legend-expansion-aspect-ratio="2.80786026200873" chart:style-name="ch2"/>
        <chart:plot-area chart:style-name="ch3" chart:data-source-has-labels="both" svg:x="0.538cm" svg:y="0.572cm" svg:width="12.573cm" svg:height="7.746cm">
          <chartooo:coordinate-region svg:x="2.271cm" svg:y="0.771cm" svg:width="10.469cm" svg:height="6.9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FVG</text:p>
              </table:table-cell>
              <table:table-cell office:value-type="string">
                <text:p>kW Itali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361">
                <text:p>361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235">
                <text:p>2235</text:p>
              </table:table-cell>
              <table:table-cell office:value-type="float" office:value="70062">
                <text:p>7006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9731">
                <text:p>9731</text:p>
              </table:table-cell>
              <table:table-cell office:value-type="float" office:value="338164">
                <text:p>33816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6667">
                <text:p>16667</text:p>
              </table:table-cell>
              <table:table-cell office:value-type="float" office:value="719672">
                <text:p>7196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63962">
                <text:p>63962</text:p>
              </table:table-cell>
              <table:table-cell office:value-type="float" office:value="2321416">
                <text:p>23214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209033">
                <text:p>209033</text:p>
              </table:table-cell>
              <table:table-cell office:value-type="float" office:value="9453721">
                <text:p>945372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01922">
                <text:p>101922</text:p>
              </table:table-cell>
              <table:table-cell office:value-type="float" office:value="3437946">
                <text:p>343794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000000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5.827cm" svg:height="8.625cm" xlink:href="." xlink:type="simple" chart:class="chart:line" chart:style-name="ch1">
        <chart:legend svg:x="13.156cm" svg:y="3.84cm" style:legend-expansion="custom" chartooo:width="2.327cm" chartooo:height="0.457cm" style:legend-expansion-aspect-ratio="5.09190371991247" chart:style-name="ch2"/>
        <chart:plot-area chart:style-name="ch3" chart:data-source-has-labels="both" svg:x="0.54cm" svg:y="0.519cm" svg:width="12.779cm" svg:height="7.834cm">
          <chartooo:coordinate-region svg:x="2.087cm" svg:y="0.718cm" svg:width="10.86cm" svg:height="6.988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PU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6754">
                <text:p>6754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45078">
                <text:p>45078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60094">
                <text:p>16009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68241">
                <text:p>468241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521964">
                <text:p>1521964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242214">
                <text:p>24221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5.899cm" svg:height="8.625cm" xlink:href="." xlink:type="simple" chart:class="chart:line" chart:style-name="ch1">
        <chart:legend svg:x="12.985cm" svg:y="3.646cm" style:legend-expansion="custom" chartooo:width="2.537cm" chartooo:height="0.916cm" style:legend-expansion-aspect-ratio="2.76965065502183" chart:style-name="ch2"/>
        <chart:plot-area chart:style-name="ch3" chart:data-source-has-labels="both" svg:x="0.535cm" svg:y="0.273cm" svg:width="12.677cm" svg:height="8.074cm">
          <chartooo:coordinate-region svg:x="2.268cm" svg:y="0.472cm" svg:width="10.572cm" svg:height="7.228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PU</text:p>
              </table:table-cell>
              <table:table-cell office:value-type="string">
                <text:p>kW Itali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275">
                <text:p>275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6754">
                <text:p>6754</text:p>
              </table:table-cell>
              <table:table-cell office:value-type="float" office:value="70062">
                <text:p>7006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45078">
                <text:p>45078</text:p>
              </table:table-cell>
              <table:table-cell office:value-type="float" office:value="338164">
                <text:p>33816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60094">
                <text:p>160094</text:p>
              </table:table-cell>
              <table:table-cell office:value-type="float" office:value="719672">
                <text:p>7196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68241">
                <text:p>468241</text:p>
              </table:table-cell>
              <table:table-cell office:value-type="float" office:value="2321416">
                <text:p>23214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521964">
                <text:p>1521964</text:p>
              </table:table-cell>
              <table:table-cell office:value-type="float" office:value="9453721">
                <text:p>945372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242214">
                <text:p>242214</text:p>
              </table:table-cell>
              <table:table-cell office:value-type="float" office:value="3437946">
                <text:p>343794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000000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5.827cm" svg:height="8.625cm" xlink:href="." xlink:type="simple" chart:class="chart:line" chart:style-name="ch1">
        <chart:legend svg:x="13.072cm" svg:y="3.84cm" style:legend-expansion="custom" chartooo:width="2.397cm" chartooo:height="0.457cm" style:legend-expansion-aspect-ratio="5.24507658643326" chart:style-name="ch2"/>
        <chart:plot-area chart:style-name="ch3" chart:data-source-has-labels="both" svg:x="0.54cm" svg:y="0.519cm" svg:width="12.718cm" svg:height="7.834cm">
          <chartooo:coordinate-region svg:x="1.902cm" svg:y="0.718cm" svg:width="10.984cm" svg:height="6.988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M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0848">
                <text:p>20848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37017">
                <text:p>3701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24221">
                <text:p>124221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611333">
                <text:p>611333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80687">
                <text:p>18068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5.844cm" svg:height="8.6cm" xlink:href="." xlink:type="simple" chart:class="chart:line" chart:style-name="ch1">
        <chart:legend svg:x="13.143cm" svg:y="3.649cm" style:legend-expansion="custom" chartooo:width="2.537cm" chartooo:height="0.916cm" style:legend-expansion-aspect-ratio="2.76965065502183" chart:style-name="ch2"/>
        <chart:plot-area chart:style-name="ch3" chart:data-source-has-labels="both" svg:x="0.539cm" svg:y="0.274cm" svg:width="12.602cm" svg:height="8.047cm">
          <chartooo:coordinate-region svg:x="2.272cm" svg:y="0.473cm" svg:width="10.497cm" svg:height="7.201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MA</text:p>
              </table:table-cell>
              <table:table-cell office:value-type="string">
                <text:p>kW Itali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244">
                <text:p>244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351">
                <text:p>2351</text:p>
              </table:table-cell>
              <table:table-cell office:value-type="float" office:value="70062">
                <text:p>7006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0848">
                <text:p>20848</text:p>
              </table:table-cell>
              <table:table-cell office:value-type="float" office:value="338164">
                <text:p>33816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37017">
                <text:p>37017</text:p>
              </table:table-cell>
              <table:table-cell office:value-type="float" office:value="719672">
                <text:p>7196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24221">
                <text:p>124221</text:p>
              </table:table-cell>
              <table:table-cell office:value-type="float" office:value="2321416">
                <text:p>23214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611333">
                <text:p>611333</text:p>
              </table:table-cell>
              <table:table-cell office:value-type="float" office:value="9453721">
                <text:p>945372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80687">
                <text:p>180687</text:p>
              </table:table-cell>
              <table:table-cell office:value-type="float" office:value="3437946">
                <text:p>343794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000000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5.827cm" svg:height="8.625cm" xlink:href="." xlink:type="simple" chart:class="chart:line" chart:style-name="ch1">
        <chart:legend svg:x="13.13cm" svg:y="3.84cm" style:legend-expansion="custom" chartooo:width="2.362cm" chartooo:height="0.457cm" style:legend-expansion-aspect-ratio="5.16849015317287" chart:style-name="ch2"/>
        <chart:plot-area chart:style-name="ch3" chart:data-source-has-labels="both" svg:x="0.54cm" svg:y="0.519cm" svg:width="12.748cm" svg:height="7.834cm">
          <chartooo:coordinate-region svg:x="1.902cm" svg:y="0.718cm" svg:width="11.015cm" svg:height="6.988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C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9066">
                <text:p>9066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7660">
                <text:p>1766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1025">
                <text:p>51025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298844">
                <text:p>298844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62150">
                <text:p>16215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5.844cm" svg:height="8.625cm" xlink:href="." xlink:type="simple" chart:class="chart:line" chart:style-name="ch1">
        <chart:legend svg:x="12.981cm" svg:y="3.721cm" style:legend-expansion="custom" chartooo:width="2.537cm" chartooo:height="0.916cm" style:legend-expansion-aspect-ratio="2.76965065502183" chart:style-name="ch2"/>
        <chart:plot-area chart:style-name="ch3" chart:data-source-has-labels="both" svg:x="0.539cm" svg:y="0.149cm" svg:width="12.602cm" svg:height="8.199cm">
          <chartooo:coordinate-region svg:x="2.272cm" svg:y="0.348cm" svg:width="10.497cm" svg:height="7.353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CA</text:p>
              </table:table-cell>
              <table:table-cell office:value-type="string">
                <text:p>kW Itali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103">
                <text:p>103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468">
                <text:p>2468</text:p>
              </table:table-cell>
              <table:table-cell office:value-type="float" office:value="70062">
                <text:p>7006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9066">
                <text:p>9066</text:p>
              </table:table-cell>
              <table:table-cell office:value-type="float" office:value="338164">
                <text:p>33816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7660">
                <text:p>17660</text:p>
              </table:table-cell>
              <table:table-cell office:value-type="float" office:value="719672">
                <text:p>7196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1025">
                <text:p>51025</text:p>
              </table:table-cell>
              <table:table-cell office:value-type="float" office:value="2321416">
                <text:p>23214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298844">
                <text:p>298844</text:p>
              </table:table-cell>
              <table:table-cell office:value-type="float" office:value="9453721">
                <text:p>945372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62150">
                <text:p>162150</text:p>
              </table:table-cell>
              <table:table-cell office:value-type="float" office:value="3437946">
                <text:p>343794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000000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5.827cm" svg:height="8.625cm" xlink:href="." xlink:type="simple" chart:class="chart:line" chart:style-name="ch1">
        <chart:legend svg:x="13.156cm" svg:y="3.84cm" style:legend-expansion="custom" chartooo:width="2.327cm" chartooo:height="0.457cm" style:legend-expansion-aspect-ratio="5.09190371991247" chart:style-name="ch2"/>
        <chart:plot-area chart:style-name="ch3" chart:data-source-has-labels="both" svg:x="0.54cm" svg:y="0.519cm" svg:width="12.779cm" svg:height="7.834cm">
          <chartooo:coordinate-region svg:x="1.902cm" svg:y="0.718cm" svg:width="11.045cm" svg:height="6.988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B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4596">
                <text:p>2459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505">
                <text:p>20505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73864">
                <text:p>173864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04060">
                <text:p>10406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5.844cm" svg:height="8.625cm" xlink:href="." xlink:type="simple" chart:class="chart:line" chart:style-name="ch1">
        <chart:legend svg:x="12.931cm" svg:y="3.946cm" style:legend-expansion="custom" chartooo:width="2.537cm" chartooo:height="0.916cm" style:legend-expansion-aspect-ratio="2.76965065502183" chart:style-name="ch2"/>
        <chart:plot-area chart:style-name="ch3" chart:data-source-has-labels="both" svg:x="0.539cm" svg:y="0.474cm" svg:width="12.602cm" svg:height="7.874cm">
          <chartooo:coordinate-region svg:x="2.272cm" svg:y="0.673cm" svg:width="10.497cm" svg:height="7.028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BA</text:p>
              </table:table-cell>
              <table:table-cell office:value-type="string">
                <text:p>kW Itali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82">
                <text:p>82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714">
                <text:p>714</text:p>
              </table:table-cell>
              <table:table-cell office:value-type="float" office:value="70062">
                <text:p>7006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3760">
                <text:p>3760</text:p>
              </table:table-cell>
              <table:table-cell office:value-type="float" office:value="338164">
                <text:p>33816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4596">
                <text:p>24596</text:p>
              </table:table-cell>
              <table:table-cell office:value-type="float" office:value="719672">
                <text:p>7196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505">
                <text:p>20505</text:p>
              </table:table-cell>
              <table:table-cell office:value-type="float" office:value="2321416">
                <text:p>23214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73864">
                <text:p>173864</text:p>
              </table:table-cell>
              <table:table-cell office:value-type="float" office:value="9453721">
                <text:p>945372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04060">
                <text:p>104060</text:p>
              </table:table-cell>
              <table:table-cell office:value-type="float" office:value="3437946">
                <text:p>3437946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7.135cm" svg:height="10.006cm" xlink:href="." xlink:type="simple" chart:class="chart:line" chart:style-name="ch1">
        <chart:legend svg:x="13.2cm" svg:y="4.01cm" style:legend-expansion="custom" chartooo:width="3.889cm" chartooo:height="2.526cm" style:legend-expansion-aspect-ratio="1.53958828186857" chart:style-name="ch2"/>
        <chart:plot-area chart:style-name="ch3" chart:data-source-has-labels="both" svg:x="1.496cm" svg:y="1.312cm" svg:width="11.904cm" svg:height="7.569cm">
          <chartooo:coordinate-region svg:x="3.229cm" svg:y="1.511cm" svg:width="9.799cm" svg:height="6.723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ER</text:p>
              </table:table-cell>
              <table:table-cell office:value-type="string">
                <text:p>kW Itali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1571">
                <text:p>1571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5691">
                <text:p>5691</text:p>
              </table:table-cell>
              <table:table-cell office:value-type="float" office:value="70062">
                <text:p>7006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32602">
                <text:p>32602</text:p>
              </table:table-cell>
              <table:table-cell office:value-type="float" office:value="338164">
                <text:p>33816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56474">
                <text:p>56474</text:p>
              </table:table-cell>
              <table:table-cell office:value-type="float" office:value="719672">
                <text:p>7196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67049">
                <text:p>267049</text:p>
              </table:table-cell>
              <table:table-cell office:value-type="float" office:value="2321416">
                <text:p>23214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914203">
                <text:p>914203</text:p>
              </table:table-cell>
              <table:table-cell office:value-type="float" office:value="9453721">
                <text:p>945372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28239">
                <text:p>328239</text:p>
              </table:table-cell>
              <table:table-cell office:value-type="float" office:value="3437946">
                <text:p>34379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000000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5.827cm" svg:height="8.625cm" xlink:href="." xlink:type="simple" chart:class="chart:line" chart:style-name="ch1">
        <chart:legend svg:x="13.156cm" svg:y="3.84cm" style:legend-expansion="custom" chartooo:width="2.327cm" chartooo:height="0.457cm" style:legend-expansion-aspect-ratio="5.09190371991247" chart:style-name="ch2"/>
        <chart:plot-area chart:style-name="ch3" chart:data-source-has-labels="both" svg:x="0.54cm" svg:y="0.519cm" svg:width="12.779cm" svg:height="7.834cm">
          <chartooo:coordinate-region svg:x="1.902cm" svg:y="0.718cm" svg:width="11.045cm" svg:height="6.988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S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1930">
                <text:p>11930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6758">
                <text:p>2675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9978">
                <text:p>59978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312413">
                <text:p>312413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43473">
                <text:p>143473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5.871cm" svg:height="8.653cm" xlink:href="." xlink:type="simple" chart:class="chart:line" chart:style-name="ch1">
        <chart:legend svg:x="13.055cm" svg:y="3.724cm" style:legend-expansion="custom" chartooo:width="2.538cm" chartooo:height="0.881cm" style:legend-expansion-aspect-ratio="2.88081725312145" chart:style-name="ch2"/>
        <chart:plot-area chart:style-name="ch3" chart:data-source-has-labels="both" svg:x="0.539cm" svg:y="0.574cm" svg:width="12.624cm" svg:height="7.736cm">
          <chartooo:coordinate-region svg:x="2.272cm" svg:y="0.773cm" svg:width="10.519cm" svg:height="6.89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SA</text:p>
              </table:table-cell>
              <table:table-cell office:value-type="string">
                <text:p>kW Itali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76">
                <text:p>76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760">
                <text:p>2760</text:p>
              </table:table-cell>
              <table:table-cell office:value-type="float" office:value="70062">
                <text:p>7006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1930">
                <text:p>11930</text:p>
              </table:table-cell>
              <table:table-cell office:value-type="float" office:value="338164">
                <text:p>33816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6758">
                <text:p>26758</text:p>
              </table:table-cell>
              <table:table-cell office:value-type="float" office:value="719672">
                <text:p>7196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9978">
                <text:p>59978</text:p>
              </table:table-cell>
              <table:table-cell office:value-type="float" office:value="2321416">
                <text:p>23214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312413">
                <text:p>312413</text:p>
              </table:table-cell>
              <table:table-cell office:value-type="float" office:value="9453721">
                <text:p>945372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43473">
                <text:p>143473</text:p>
              </table:table-cell>
              <table:table-cell office:value-type="float" office:value="3437946">
                <text:p>343794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000000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5.827cm" svg:height="8.625cm" xlink:href="." xlink:type="simple" chart:class="chart:line" chart:style-name="ch1">
        <chart:legend svg:x="13.348cm" svg:y="3.84cm" style:legend-expansion="custom" chartooo:width="2.15cm" chartooo:height="0.457cm" style:legend-expansion-aspect-ratio="4.70459518599562" chart:style-name="ch2"/>
        <chart:plot-area chart:style-name="ch3" chart:data-source-has-labels="both" svg:x="0.54cm" svg:y="0.519cm" svg:width="12.94cm" svg:height="7.834cm">
          <chartooo:coordinate-region svg:x="1.717cm" svg:y="0.718cm" svg:width="11.391cm" svg:height="6.988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LI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018">
                <text:p>7018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38943">
                <text:p>38943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9583">
                <text:p>19583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5.844cm" svg:height="8.653cm" xlink:href="." xlink:type="simple" chart:class="chart:line" chart:style-name="ch1">
        <chart:legend svg:x="13.143cm" svg:y="3.6cm" style:legend-expansion="custom" chartooo:width="2.537cm" chartooo:height="0.881cm" style:legend-expansion-aspect-ratio="2.87968217934166" chart:style-name="ch2"/>
        <chart:plot-area chart:style-name="ch3" chart:data-source-has-labels="both" svg:x="0.539cm" svg:y="0.199cm" svg:width="12.602cm" svg:height="8.111cm">
          <chartooo:coordinate-region svg:x="2.272cm" svg:y="0.399cm" svg:width="10.497cm" svg:height="7.264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LI</text:p>
              </table:table-cell>
              <table:table-cell office:value-type="string">
                <text:p>kW Itali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65">
                <text:p>65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598">
                <text:p>598</text:p>
              </table:table-cell>
              <table:table-cell office:value-type="float" office:value="70062">
                <text:p>7006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3076">
                <text:p>3076</text:p>
              </table:table-cell>
              <table:table-cell office:value-type="float" office:value="338164">
                <text:p>33816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4053">
                <text:p>4053</text:p>
              </table:table-cell>
              <table:table-cell office:value-type="float" office:value="719672">
                <text:p>7196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018">
                <text:p>7018</text:p>
              </table:table-cell>
              <table:table-cell office:value-type="float" office:value="2321416">
                <text:p>23214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38943">
                <text:p>38943</text:p>
              </table:table-cell>
              <table:table-cell office:value-type="float" office:value="9453721">
                <text:p>945372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9583">
                <text:p>19583</text:p>
              </table:table-cell>
              <table:table-cell office:value-type="float" office:value="3437946">
                <text:p>343794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000000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5.827cm" svg:height="8.625cm" xlink:href="." xlink:type="simple" chart:class="chart:line" chart:style-name="ch1">
        <chart:legend svg:x="13.13cm" svg:y="3.84cm" style:legend-expansion="custom" chartooo:width="2.362cm" chartooo:height="0.457cm" style:legend-expansion-aspect-ratio="5.16849015317287" chart:style-name="ch2"/>
        <chart:plot-area chart:style-name="ch3" chart:data-source-has-labels="both" svg:x="0.54cm" svg:y="0.519cm" svg:width="12.748cm" svg:height="7.834cm">
          <chartooo:coordinate-region svg:x="1.902cm" svg:y="0.718cm" svg:width="11.015cm" svg:height="6.988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C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5489">
                <text:p>5489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1440">
                <text:p>11440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1881">
                <text:p>1188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9184">
                <text:p>29184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75762">
                <text:p>175762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43367">
                <text:p>14336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5.844cm" svg:height="8.625cm" xlink:href="." xlink:type="simple" chart:class="chart:line" chart:style-name="ch1">
        <chart:legend svg:x="13.306cm" svg:y="3.721cm" style:legend-expansion="custom" chartooo:width="2.537cm" chartooo:height="0.916cm" style:legend-expansion-aspect-ratio="2.76965065502183" chart:style-name="ch2"/>
        <chart:plot-area chart:style-name="ch3" chart:data-source-has-labels="both" svg:x="0.539cm" svg:y="0.149cm" svg:width="13.136cm" svg:height="8.197cm">
          <chartooo:coordinate-region svg:x="2.272cm" svg:y="0.348cm" svg:width="11.031cm" svg:height="7.351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CA</text:p>
              </table:table-cell>
              <table:table-cell office:value-type="string">
                <text:p>kW Itali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58">
                <text:p>58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5489">
                <text:p>5489</text:p>
              </table:table-cell>
              <table:table-cell office:value-type="float" office:value="70062">
                <text:p>7006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1440">
                <text:p>11440</text:p>
              </table:table-cell>
              <table:table-cell office:value-type="float" office:value="338164">
                <text:p>33816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1881">
                <text:p>11881</text:p>
              </table:table-cell>
              <table:table-cell office:value-type="float" office:value="719672">
                <text:p>7196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9184">
                <text:p>29184</text:p>
              </table:table-cell>
              <table:table-cell office:value-type="float" office:value="2321416">
                <text:p>23214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75762">
                <text:p>175762</text:p>
              </table:table-cell>
              <table:table-cell office:value-type="float" office:value="9453721">
                <text:p>945372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43367">
                <text:p>143367</text:p>
              </table:table-cell>
              <table:table-cell office:value-type="float" office:value="3437946">
                <text:p>3437946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000000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5.827cm" svg:height="8.625cm" xlink:href="." xlink:type="simple" chart:class="chart:line" chart:style-name="ch1">
        <chart:legend svg:x="13.183cm" svg:y="3.84cm" style:legend-expansion="custom" chartooo:width="2.292cm" chartooo:height="0.457cm" style:legend-expansion-aspect-ratio="5.01531728665208" chart:style-name="ch2"/>
        <chart:plot-area chart:style-name="ch3" chart:data-source-has-labels="both" svg:x="0.54cm" svg:y="0.519cm" svg:width="12.805cm" svg:height="7.834cm">
          <chartooo:coordinate-region svg:x="1.902cm" svg:y="0.718cm" svg:width="11.072cm" svg:height="6.988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AB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1623">
                <text:p>41623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405783">
                <text:p>405783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35047">
                <text:p>13504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5.857cm" svg:height="8.653cm" xlink:href="." xlink:type="simple" chart:class="chart:line" chart:style-name="ch1">
        <chart:legend svg:x="13.316cm" svg:y="3.849cm" style:legend-expansion="custom" chartooo:width="2.54cm" chartooo:height="0.88cm" style:legend-expansion-aspect-ratio="2.88636363636364" chart:style-name="ch2"/>
        <chart:plot-area chart:style-name="ch3" chart:data-source-has-labels="both" svg:x="0.541cm" svg:y="0.347cm" svg:width="12.981cm" svg:height="7.96cm">
          <chartooo:coordinate-region svg:x="2.274cm" svg:y="0.547cm" svg:width="10.877cm" svg:height="7.113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AB</text:p>
              </table:table-cell>
              <table:table-cell office:value-type="string">
                <text:p>kW Itali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52">
                <text:p>52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103">
                <text:p>1103</text:p>
              </table:table-cell>
              <table:table-cell office:value-type="float" office:value="70062">
                <text:p>7006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7820">
                <text:p>7820</text:p>
              </table:table-cell>
              <table:table-cell office:value-type="float" office:value="338164">
                <text:p>33816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5347">
                <text:p>15347</text:p>
              </table:table-cell>
              <table:table-cell office:value-type="float" office:value="719672">
                <text:p>7196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1623">
                <text:p>41623</text:p>
              </table:table-cell>
              <table:table-cell office:value-type="float" office:value="2321416">
                <text:p>23214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405783">
                <text:p>405783</text:p>
              </table:table-cell>
              <table:table-cell office:value-type="float" office:value="9453721">
                <text:p>945372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35047">
                <text:p>135047</text:p>
              </table:table-cell>
              <table:table-cell office:value-type="float" office:value="3437946">
                <text:p>3437946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000000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5.827cm" svg:height="8.625cm" xlink:href="." xlink:type="simple" chart:class="chart:line" chart:style-name="ch1">
        <chart:legend svg:x="13.045cm" svg:y="3.84cm" style:legend-expansion="custom" chartooo:width="2.433cm" chartooo:height="0.457cm" style:legend-expansion-aspect-ratio="5.32385120350109" chart:style-name="ch2"/>
        <chart:plot-area chart:style-name="ch3" chart:data-source-has-labels="both" svg:x="0.54cm" svg:y="0.519cm" svg:width="12.691cm" svg:height="7.834cm">
          <chartooo:coordinate-region svg:x="1.902cm" svg:y="0.718cm" svg:width="10.957cm" svg:height="6.988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MO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7443">
                <text:p>744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422">
                <text:p>7422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08289">
                <text:p>108289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3293">
                <text:p>33293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5.844cm" svg:height="8.6cm" xlink:href="." xlink:type="simple" chart:class="chart:line" chart:style-name="ch1">
        <chart:legend svg:x="13.143cm" svg:y="3.574cm" style:legend-expansion="custom" chartooo:width="2.537cm" chartooo:height="0.916cm" style:legend-expansion-aspect-ratio="2.76965065502183" chart:style-name="ch2"/>
        <chart:plot-area chart:style-name="ch3" chart:data-source-has-labels="both" svg:x="0.538cm" svg:y="0.247cm" svg:width="12.973cm" svg:height="8.072cm">
          <chartooo:coordinate-region svg:x="2.271cm" svg:y="0.447cm" svg:width="10.868cm" svg:height="7.225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MO</text:p>
              </table:table-cell>
              <table:table-cell office:value-type="string">
                <text:p>kW Itali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96">
                <text:p>96</text:p>
              </table:table-cell>
              <table:table-cell office:value-type="float" office:value="70062">
                <text:p>7006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955">
                <text:p>955</text:p>
              </table:table-cell>
              <table:table-cell office:value-type="float" office:value="338164">
                <text:p>33816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7443">
                <text:p>7443</text:p>
              </table:table-cell>
              <table:table-cell office:value-type="float" office:value="719672">
                <text:p>7196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422">
                <text:p>7422</text:p>
              </table:table-cell>
              <table:table-cell office:value-type="float" office:value="2321416">
                <text:p>23214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08289">
                <text:p>108289</text:p>
              </table:table-cell>
              <table:table-cell office:value-type="float" office:value="9453721">
                <text:p>945372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3293">
                <text:p>33293</text:p>
              </table:table-cell>
              <table:table-cell office:value-type="float" office:value="3437946">
                <text:p>3437946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000000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6.673cm" svg:height="9.177cm" xlink:href="." xlink:type="simple" chart:class="chart:line" chart:style-name="ch1">
        <chart:legend svg:x="12.84cm" svg:y="3.979cm" style:legend-expansion="custom" chartooo:width="3.359cm" chartooo:height="0.571cm" style:legend-expansion-aspect-ratio="5.88266199649737" chart:style-name="ch2"/>
        <chart:plot-area chart:style-name="ch3" chart:data-source-has-labels="both" svg:x="1.471cm" svg:y="0.332cm" svg:width="11.481cm" svg:height="8.423cm">
          <chartooo:coordinate-region svg:x="3.018cm" svg:y="0.532cm" svg:width="9.562cm" svg:height="7.576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LO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6884">
                <text:p>6884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40345">
                <text:p>40345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76679">
                <text:p>7667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46178">
                <text:p>246178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963946">
                <text:p>963946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479293">
                <text:p>4792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000000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5.842cm" svg:height="8.612cm" xlink:href="." xlink:type="simple" chart:class="chart:line" chart:style-name="ch1">
        <chart:legend svg:x="12.928cm" svg:y="3.834cm" style:legend-expansion="custom" chartooo:width="2.572cm" chartooo:height="0.456cm" style:legend-expansion-aspect-ratio="5.64035087719298" chart:style-name="ch2"/>
        <chart:plot-area chart:style-name="ch3" chart:data-source-has-labels="both" svg:x="0.539cm" svg:y="0.517cm" svg:width="12.575cm" svg:height="7.823cm">
          <chartooo:coordinate-region svg:x="1.716cm" svg:y="0.716cm" svg:width="11.026cm" svg:height="6.977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VD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8790">
                <text:p>8790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4390">
                <text:p>4390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5.841cm" svg:height="8.616cm" xlink:href="." xlink:type="simple" chart:class="chart:line" chart:style-name="ch1">
        <chart:legend svg:x="13.268cm" svg:y="3.668cm" style:legend-expansion="custom" chartooo:width="2.572cm" chartooo:height="0.915cm" style:legend-expansion-aspect-ratio="2.81092896174863" chart:style-name="ch2"/>
        <chart:plot-area chart:style-name="ch3" chart:data-source-has-labels="both" svg:x="0.537cm" svg:y="0.247cm" svg:width="13.098cm" svg:height="8.092cm">
          <chartooo:coordinate-region svg:x="2.27cm" svg:y="0.447cm" svg:width="10.994cm" svg:height="7.245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VDA</text:p>
              </table:table-cell>
              <table:table-cell office:value-type="string">
                <text:p>kW Itali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88">
                <text:p>88</text:p>
              </table:table-cell>
              <table:table-cell office:value-type="float" office:value="70062">
                <text:p>7006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84">
                <text:p>184</text:p>
              </table:table-cell>
              <table:table-cell office:value-type="float" office:value="338164">
                <text:p>33816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748">
                <text:p>748</text:p>
              </table:table-cell>
              <table:table-cell office:value-type="float" office:value="719672">
                <text:p>7196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672">
                <text:p>3672</text:p>
              </table:table-cell>
              <table:table-cell office:value-type="float" office:value="2321416">
                <text:p>23214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8790">
                <text:p>8790</text:p>
              </table:table-cell>
              <table:table-cell office:value-type="float" office:value="9453721">
                <text:p>945372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4390">
                <text:p>4390</text:p>
              </table:table-cell>
              <table:table-cell office:value-type="float" office:value="3437946">
                <text:p>3437946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825cm" svg:height="8.207cm" xlink:href="." xlink:type="simple" chart:class="chart:line" chart:style-name="ch1">
        <chart:legend svg:x="13.909cm" svg:y="3.269cm" style:legend-expansion="custom" chartooo:width="2.914cm" chartooo:height="1.146cm" style:legend-expansion-aspect-ratio="2.54275741710297" chart:style-name="ch2"/>
        <chart:plot-area chart:style-name="ch3" chart:data-source-has-labels="both" svg:x="1.417cm" svg:y="0.456cm" svg:width="11.102cm" svg:height="6.845cm">
          <chartooo:coordinate-region svg:x="3.15cm" svg:y="0.655cm" svg:width="8.997cm" svg:height="5.999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LO</text:p>
              </table:table-cell>
              <table:table-cell office:value-type="string">
                <text:p>kW Itali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1816">
                <text:p>1816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6884">
                <text:p>6884</text:p>
              </table:table-cell>
              <table:table-cell office:value-type="float" office:value="70062">
                <text:p>7006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40345">
                <text:p>40345</text:p>
              </table:table-cell>
              <table:table-cell office:value-type="float" office:value="338164">
                <text:p>33816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76679">
                <text:p>76679</text:p>
              </table:table-cell>
              <table:table-cell office:value-type="float" office:value="719672">
                <text:p>7196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46178">
                <text:p>246178</text:p>
              </table:table-cell>
              <table:table-cell office:value-type="float" office:value="2321416">
                <text:p>23214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963946">
                <text:p>963946</text:p>
              </table:table-cell>
              <table:table-cell office:value-type="float" office:value="9453721">
                <text:p>945372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479293">
                <text:p>479293</text:p>
              </table:table-cell>
              <table:table-cell office:value-type="float" office:value="3437946">
                <text:p>34379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000000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6.317cm" svg:height="9.378cm" xlink:href="." xlink:type="simple" chart:class="chart:line" chart:style-name="ch1">
        <chart:legend svg:x="12.082cm" svg:y="3.846cm" style:legend-expansion="custom" chartooo:width="3.72cm" chartooo:height="0.804cm" style:legend-expansion-aspect-ratio="4.62686567164179" chart:style-name="ch2"/>
        <chart:plot-area chart:style-name="ch3" chart:data-source-has-labels="both" svg:x="1.678cm" svg:y="0.644cm" svg:width="10.5cm" svg:height="7.694cm">
          <chartooo:coordinate-region svg:x="3.04cm" svg:y="0.843cm" svg:width="8.766cm" svg:height="6.848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VE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2751">
                <text:p>2275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50318">
                <text:p>5031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49938">
                <text:p>249938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838829">
                <text:p>838829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12222">
                <text:p>3122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153cm" svg:height="8.115cm" xlink:href="." xlink:type="simple" chart:class="chart:line" chart:style-name="ch1">
        <chart:legend svg:x="13.692cm" svg:y="3.34cm" style:legend-expansion="custom" chartooo:width="2.31cm" chartooo:height="1.258cm" style:legend-expansion-aspect-ratio="1.8362480127186" chart:style-name="ch2"/>
        <chart:plot-area chart:style-name="ch3" chart:data-source-has-labels="both" svg:x="0.58cm" svg:y="0.316cm" svg:width="13.181cm" svg:height="7.567cm">
          <chartooo:coordinate-region svg:x="2.313cm" svg:y="0.515cm" svg:width="11.076cm" svg:height="6.721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VE</text:p>
              </table:table-cell>
              <table:table-cell office:value-type="string">
                <text:p>kW Itali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1071">
                <text:p>1071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4162">
                <text:p>4162</text:p>
              </table:table-cell>
              <table:table-cell office:value-type="float" office:value="70062">
                <text:p>7006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2751">
                <text:p>22751</text:p>
              </table:table-cell>
              <table:table-cell office:value-type="float" office:value="338164">
                <text:p>33816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50318">
                <text:p>50318</text:p>
              </table:table-cell>
              <table:table-cell office:value-type="float" office:value="719672">
                <text:p>7196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49938">
                <text:p>249938</text:p>
              </table:table-cell>
              <table:table-cell office:value-type="float" office:value="2321416">
                <text:p>23214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838829">
                <text:p>838829</text:p>
              </table:table-cell>
              <table:table-cell office:value-type="float" office:value="9453721">
                <text:p>945372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12222">
                <text:p>312222</text:p>
              </table:table-cell>
              <table:table-cell office:value-type="float" office:value="3437946">
                <text:p>34379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000000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5.827cm" svg:height="8.618cm" xlink:href="." xlink:type="simple" chart:class="chart:line" chart:style-name="ch1">
        <chart:legend svg:x="13.072cm" svg:y="3.836cm" style:legend-expansion="custom" chartooo:width="2.397cm" chartooo:height="0.457cm" style:legend-expansion-aspect-ratio="5.24507658643326" chart:style-name="ch2"/>
        <chart:plot-area chart:style-name="ch3" chart:data-source-has-labels="both" svg:x="0.54cm" svg:y="0.519cm" svg:width="12.718cm" svg:height="7.828cm">
          <chartooo:coordinate-region svg:x="1.902cm" svg:y="0.718cm" svg:width="10.984cm" svg:height="6.982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UM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3527">
                <text:p>13527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5461">
                <text:p>1546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0083">
                <text:p>40083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247591">
                <text:p>24759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92832">
                <text:p>928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8.44999980926514pt" style:font-size-asian="8.44999980926514pt" style:font-family-complex="Arial" style:font-size-complex="8.4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46cm" chart:symbol-height="0.246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7.19cm" svg:height="8.222cm" xlink:href="." xlink:type="simple" chart:class="chart:line" chart:style-name="ch1">
        <chart:legend svg:x="14.42cm" svg:y="3.752cm" style:legend-expansion="custom" chartooo:width="2.39cm" chartooo:height="0.837cm" style:legend-expansion-aspect-ratio="2.85543608124253" chart:style-name="ch2"/>
        <chart:plot-area chart:style-name="ch3" chart:data-source-has-labels="both" svg:x="0.732cm" svg:y="0.487cm" svg:width="13.494cm" svg:height="7.44cm">
          <chartooo:coordinate-region svg:x="2.465cm" svg:y="0.686cm" svg:width="11.389cm" svg:height="6.594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UM</text:p>
              </table:table-cell>
              <table:table-cell office:value-type="string">
                <text:p>kW Italia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934">
                <text:p>934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3975">
                <text:p>3975</text:p>
              </table:table-cell>
              <table:table-cell office:value-type="float" office:value="70062">
                <text:p>7006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3527">
                <text:p>13527</text:p>
              </table:table-cell>
              <table:table-cell office:value-type="float" office:value="338164">
                <text:p>33816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5461">
                <text:p>15461</text:p>
              </table:table-cell>
              <table:table-cell office:value-type="float" office:value="719672">
                <text:p>7196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0083">
                <text:p>40083</text:p>
              </table:table-cell>
              <table:table-cell office:value-type="float" office:value="2321416">
                <text:p>23214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247591">
                <text:p>247591</text:p>
              </table:table-cell>
              <table:table-cell office:value-type="float" office:value="9453721">
                <text:p>945372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92832">
                <text:p>92832</text:p>
              </table:table-cell>
              <table:table-cell office:value-type="float" office:value="3437946">
                <text:p>343794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